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15.28mm"/>
    </style:style>
    <style:style style:name="co13" style:family="table-column">
      <style:table-column-properties fo:break-before="auto" style:column-width="16.1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98" calcext:value-type="float">
            <text:p><text:s text:c="3"/>14,198</text:p>
          </table:table-cell>
          <table:table-cell table:style-name="ce51" office:value-type="float" office:value="13883" calcext:value-type="float">
            <text:p><text:s text:c="3"/>13,883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85" office:value-type="float" office:value="212" calcext:value-type="float">
            <text:p><text:s text:c="3"/>21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4198" calcext:value-type="float">
            <text:p><text:s text:c="3"/>14,198</text:p>
          </table:table-cell>
          <table:table-cell table:style-name="ce52" office:value-type="float" office:value="12647" calcext:value-type="float">
            <text:p><text:s text:c="3"/>12,647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2" office:value-type="float" office:value="480" calcext:value-type="float">
            <text:p><text:s text:c="3"/>480</text:p>
          </table:table-cell>
          <table:table-cell table:style-name="ce36" office:value-type="float" office:value="437" calcext:value-type="float">
            <text:p><text:s text:c="3"/>437</text:p>
          </table:table-cell>
          <table:table-cell table:style-name="ce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330" calcext:value-type="float">
            <text:p><text:s text:c="3"/>16,330</text:p>
          </table:table-cell>
          <table:table-cell table:style-name="ce51" office:value-type="float" office:value="16053" calcext:value-type="float">
            <text:p><text:s text:c="3"/>16,053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1" office:value-type="float" office:value="235" calcext:value-type="float">
            <text:p><text:s text:c="3"/>23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5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6330" calcext:value-type="float">
            <text:p><text:s text:c="3"/>16,330</text:p>
          </table:table-cell>
          <table:table-cell table:style-name="ce52" office:value-type="float" office:value="14853" calcext:value-type="float">
            <text:p><text:s text:c="3"/>14,853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52" office:value-type="float" office:value="440" calcext:value-type="float">
            <text:p><text:s text:c="3"/>44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2048" calcext:value-type="float">
            <text:p><text:s text:c="3"/>22,048</text:p>
          </table:table-cell>
          <table:table-cell table:style-name="ce51" office:value-type="float" office:value="21676" calcext:value-type="float">
            <text:p><text:s text:c="3"/>21,676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5" office:value-type="float" office:value="260" calcext:value-type="float">
            <text:p><text:s text:c="3"/>26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22048" calcext:value-type="float">
            <text:p><text:s text:c="3"/>22,048</text:p>
          </table:table-cell>
          <table:table-cell table:style-name="ce52" office:value-type="float" office:value="20296" calcext:value-type="float">
            <text:p><text:s text:c="3"/>20,296</text:p>
          </table:table-cell>
          <table:table-cell table:style-name="ce36" office:value-type="float" office:value="1124" calcext:value-type="float">
            <text:p><text:s text:c="3"/>1,124</text:p>
          </table:table-cell>
          <table:table-cell table:style-name="ce36" office:value-type="float" office:value="1095" calcext:value-type="float">
            <text:p><text:s text:c="3"/>1,09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2" office:value-type="float" office:value="628" calcext:value-type="float">
            <text:p><text:s text:c="3"/>628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86" office:value-type="float" office:value="55" calcext:value-type="float">
            <text:p><text:s text:c="3"/>55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92965" calcext:value-type="float">
            <text:p><text:s text:c="3"/>92,965</text:p>
          </table:table-cell>
          <table:table-cell table:style-name="ce30" office:value-type="float" office:value="89943" calcext:value-type="float">
            <text:p><text:s text:c="3"/>89,943</text:p>
          </table:table-cell>
          <table:table-cell table:style-name="ce30" office:value-type="float" office:value="567" calcext:value-type="float">
            <text:p><text:s text:c="3"/>567</text:p>
          </table:table-cell>
          <table:table-cell table:style-name="ce30" office:value-type="float" office:value="363" calcext:value-type="float">
            <text:p><text:s text:c="3"/>363</text:p>
          </table:table-cell>
          <table:table-cell table:style-name="ce30" office:value-type="float" office:value="204" calcext:value-type="float">
            <text:p><text:s text:c="3"/>204</text:p>
          </table:table-cell>
          <table:table-cell table:style-name="ce30" office:value-type="float" office:value="2455" calcext:value-type="float">
            <text:p><text:s text:c="3"/>2,455</text:p>
          </table:table-cell>
          <table:table-cell table:style-name="ce30" office:value-type="float" office:value="419" calcext:value-type="float">
            <text:p><text:s text:c="3"/>419</text:p>
          </table:table-cell>
          <table:table-cell table:style-name="ce82" office:value-type="float" office:value="2036" calcext:value-type="float">
            <text:p><text:s text:c="3"/>2,036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十月止</text:p>
          </table:table-cell>
          <table:table-cell table:style-name="ce21" office:value-type="string" calcext:value-type="string">
            <text:p>新娘</text:p>
          </table:table-cell>
          <table:table-cell table:style-name="ce31" office:value-type="float" office:value="92965" calcext:value-type="float">
            <text:p><text:s text:c="3"/>92,965</text:p>
          </table:table-cell>
          <table:table-cell table:style-name="ce31" office:value-type="float" office:value="77806" calcext:value-type="float">
            <text:p><text:s text:c="3"/>77,806</text:p>
          </table:table-cell>
          <table:table-cell table:style-name="ce31" office:value-type="float" office:value="10394" calcext:value-type="float">
            <text:p><text:s text:c="3"/>10,394</text:p>
          </table:table-cell>
          <table:table-cell table:style-name="ce31" office:value-type="float" office:value="10178" calcext:value-type="float">
            <text:p><text:s text:c="3"/>10,178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style-name="ce31" office:value-type="float" office:value="4765" calcext:value-type="float">
            <text:p><text:s text:c="3"/>4,765</text:p>
          </table:table-cell>
          <table:table-cell table:style-name="ce31" office:value-type="float" office:value="4373" calcext:value-type="float">
            <text:p><text:s text:c="3"/>4,373</text:p>
          </table:table-cell>
          <table:table-cell table:style-name="ce65" office:value-type="float" office:value="392" calcext:value-type="float">
            <text:p><text:s text:c="3"/>39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166" calcext:value-type="float">
            <text:p><text:s text:c="3"/>15,166</text:p>
          </table:table-cell>
          <table:table-cell table:style-name="ce51" office:value-type="float" office:value="14872" calcext:value-type="float">
            <text:p><text:s text:c="3"/>14,87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85" office:value-type="float" office:value="198" calcext:value-type="float">
            <text:p><text:s text:c="3"/>19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3587" calcext:value-type="float">
            <text:p><text:s text:c="3"/>13,587</text:p>
          </table:table-cell>
          <table:table-cell table:style-name="ce37" office:value-type="float" office:value="1171" calcext:value-type="float">
            <text:p><text:s text:c="3"/>1,17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8806" calcext:value-type="float">
            <text:p><text:s text:c="3"/>8,806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6" office:value-type="float" office:value="210" calcext:value-type="float">
            <text:p><text:s text:c="3"/>21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7" calcext:value-type="float">
            <text:p><text:s text:c="3"/>9,137</text:p>
          </table:table-cell>
          <table:table-cell table:style-name="ce52" office:value-type="float" office:value="7670" calcext:value-type="float">
            <text:p><text:s text:c="3"/>7,670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1303" calcext:value-type="float">
            <text:p><text:s text:c="3"/>11,30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1634" calcext:value-type="float">
            <text:p><text:s text:c="3"/>11,634</text:p>
          </table:table-cell>
          <table:table-cell table:style-name="ce52" office:value-type="float" office:value="10031" calcext:value-type="float">
            <text:p><text:s text:c="3"/>10,031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2" office:value-type="float" office:value="550" calcext:value-type="float">
            <text:p><text:s text:c="3"/>550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597" calcext:value-type="float">
            <text:p><text:s text:c="3"/>8,597</text:p>
          </table:table-cell>
          <table:table-cell table:style-name="ce52" office:value-type="float" office:value="7080" calcext:value-type="float">
            <text:p><text:s text:c="3"/>7,080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52" office:value-type="float" office:value="7783" calcext:value-type="float">
            <text:p><text:s text:c="3"/>7,783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8255" calcext:value-type="float">
            <text:p><text:s text:c="3"/>8,255</text:p>
          </table:table-cell>
          <table:table-cell table:style-name="ce52" office:value-type="float" office:value="6670" calcext:value-type="float">
            <text:p><text:s text:c="3"/>6,670</text:p>
          </table:table-cell>
          <table:table-cell table:style-name="ce36" office:value-type="float" office:value="1025" calcext:value-type="float">
            <text:p><text:s text:c="3"/>1,025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36" office:value-type="float" office:value="526" calcext:value-type="float">
            <text:p><text:s text:c="3"/>526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52" office:value-type="float" office:value="5198" calcext:value-type="float">
            <text:p><text:s text:c="3"/>5,198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614" calcext:value-type="float">
            <text:p><text:s text:c="3"/>6,614</text:p>
          </table:table-cell>
          <table:table-cell table:style-name="ce52" office:value-type="float" office:value="5114" calcext:value-type="float">
            <text:p><text:s text:c="3"/>5,114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4820" calcext:value-type="float">
            <text:p><text:s text:c="3"/>4,82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87" office:value-type="float" office:value="29" calcext:value-type="float">
            <text:p><text:s text:c="3"/>29</text:p>
          </table:table-cell>
          <table:table-cell table:style-name="ce94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11007" calcext:value-type="float">
            <text:p><text:s text:c="3"/>11,00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6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321" calcext:value-type="float">
            <text:p><text:s text:c="3"/>11,321</text:p>
          </table:table-cell>
          <table:table-cell table:style-name="ce54" office:value-type="float" office:value="9853" calcext:value-type="float">
            <text:p><text:s text:c="3"/>9,853</text:p>
          </table:table-cell>
          <table:table-cell table:style-name="ce38" office:value-type="float" office:value="1047" calcext:value-type="float">
            <text:p><text:s text:c="3"/>1,047</text:p>
          </table:table-cell>
          <table:table-cell table:style-name="ce38" office:value-type="float" office:value="1029" calcext:value-type="float">
            <text:p><text:s text:c="3"/>1,02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421" calcext:value-type="float">
            <text:p><text:s text:c="3"/>421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20.26" calcext:value-type="float">
            <text:p>－ <text:s text:c="2"/>20.26</text:p>
          </table:table-cell>
          <table:table-cell table:style-name="ce55" office:value-type="float" office:value="-20.72" calcext:value-type="float">
            <text:p><text:s text:c="3"/>－20.72</text:p>
          </table:table-cell>
          <table:table-cell table:style-name="ce55" office:value-type="float" office:value="-7.25" calcext:value-type="float">
            <text:p><text:s text:c="3"/>－7.25</text:p>
          </table:table-cell>
          <table:table-cell table:style-name="ce55" office:value-type="float" office:value="7.5" calcext:value-type="float">
            <text:p><text:s/>7.50</text:p>
          </table:table-cell>
          <table:table-cell table:style-name="ce55" office:value-type="float" office:value="-27.59" calcext:value-type="float">
            <text:p><text:s text:c="3"/>－27.59</text:p>
          </table:table-cell>
          <table:table-cell table:style-name="ce68" office:value-type="float" office:value="1.63" calcext:value-type="float">
            <text:p>1.63</text:p>
          </table:table-cell>
          <table:table-cell table:style-name="ce68" office:value-type="float" office:value="47.06" calcext:value-type="float">
            <text:p>47.06</text:p>
          </table:table-cell>
          <table:table-cell table:style-name="ce89" office:value-type="float" office:value="-5.66" calcext:value-type="float">
            <text:p><text:s text:c="3"/>－5.6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office:value-type="float" office:value="-20.26" calcext:value-type="float">
            <text:p>－ <text:s text:c="2"/>20.26</text:p>
          </table:table-cell>
          <table:table-cell table:style-name="ce56" office:value-type="float" office:value="-22.09" calcext:value-type="float">
            <text:p><text:s text:c="3"/>－22.09</text:p>
          </table:table-cell>
          <table:table-cell table:style-name="ce56" office:value-type="float" office:value="-2.24" calcext:value-type="float">
            <text:p><text:s text:c="3"/>－2.24</text:p>
          </table:table-cell>
          <table:table-cell table:style-name="ce56" office:value-type="float" office:value="-1.81" calcext:value-type="float">
            <text:p><text:s text:c="3"/>－1.81</text:p>
          </table:table-cell>
          <table:table-cell table:style-name="ce56" office:value-type="float" office:value="-21.74" calcext:value-type="float">
            <text:p><text:s text:c="3"/>－21.74</text:p>
          </table:table-cell>
          <table:table-cell table:style-name="ce56" office:value-type="float" office:value="-12.29" calcext:value-type="float">
            <text:p><text:s text:c="3"/>－12.29</text:p>
          </table:table-cell>
          <table:table-cell table:style-name="ce56" office:value-type="float" office:value="-11.9" calcext:value-type="float">
            <text:p><text:s text:c="3"/>－11.90</text:p>
          </table:table-cell>
          <table:table-cell table:style-name="ce90" office:value-type="float" office:value="-16.28" calcext:value-type="float">
            <text:p><text:s text:c="3"/>－16.2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78.62" calcext:value-type="float">
            <text:p><text:s text:c="4"/>78.62</text:p>
          </table:table-cell>
          <table:table-cell table:style-name="ce57" office:value-type="float" office:value="82.08" calcext:value-type="float">
            <text:p><text:s/>82.08</text:p>
          </table:table-cell>
          <table:table-cell table:style-name="ce57" office:value-type="float" office:value="-5.88" calcext:value-type="float">
            <text:p><text:s text:c="3"/>－5.88</text:p>
          </table:table-cell>
          <table:table-cell table:style-name="ce57" office:value-type="float" office:value="-8.51" calcext:value-type="float">
            <text:p><text:s text:c="3"/>－8.51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11.11" calcext:value-type="float">
            <text:p><text:s/>11.11</text:p>
          </table:table-cell>
          <table:table-cell table:style-name="ce57" office:value-type="float" office:value="35.14" calcext:value-type="float">
            <text:p><text:s/>35.14</text:p>
          </table:table-cell>
          <table:table-cell table:style-name="ce91" office:value-type="float" office:value="6.38" calcext:value-type="float">
            <text:p><text:s/>6.3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2" office:value-type="float" office:value="78.62" calcext:value-type="float">
            <text:p><text:s text:c="4"/>78.62</text:p>
          </table:table-cell>
          <table:table-cell table:style-name="ce56" office:value-type="float" office:value="104.42" calcext:value-type="float">
            <text:p><text:s/>104.42</text:p>
          </table:table-cell>
          <table:table-cell table:style-name="ce56" office:value-type="float" office:value="-1.97" calcext:value-type="float">
            <text:p><text:s text:c="3"/>－1.97</text:p>
          </table:table-cell>
          <table:table-cell table:style-name="ce56" office:value-type="float" office:value="-2" calcext:value-type="float">
            <text:p><text:s text:c="3"/>－2.00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6.44" calcext:value-type="float">
            <text:p><text:s text:c="3"/>－6.44</text:p>
          </table:table-cell>
          <table:table-cell table:style-name="ce56" office:value-type="float" office:value="-8.55" calcext:value-type="float">
            <text:p><text:s text:c="3"/>－8.55</text:p>
          </table:table-cell>
          <table:table-cell table:style-name="ce90" office:value-type="float" office:value="24.14" calcext:value-type="float">
            <text:p><text:s/>24.14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96" office:value-type="string" office:string-value="中 華 民 國 98 年 10 月 份" calcext:value-type="string">
            <text:p><text:s/>中 華 民 國 98 年 10 月 份 </text:p>
          </table:table-cell>
          <table:table-cell table:style-name="ce2" table:number-columns-repeated="5"/>
          <table:table-cell table:style-name="ce100"/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1321" calcext:value-type="float">
            <text:p><text:s text:c="3"/>11,321</text:p>
          </table:table-cell>
          <table:table-cell table:style-name="ce45" office:value-type="float" office:value="11007" calcext:value-type="float">
            <text:p><text:s text:c="3"/>11,007</text:p>
          </table:table-cell>
          <table:table-cell table:style-name="ce45" office:value-type="float" office:value="64" calcext:value-type="float">
            <text:p><text:s text:c="3"/>64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50" calcext:value-type="float">
            <text:p><text:s text:c="3"/>50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1321" calcext:value-type="float">
            <text:p><text:s text:c="3"/>11,321</text:p>
          </table:table-cell>
          <table:table-cell table:style-name="ce46" office:value-type="float" office:value="9853" calcext:value-type="float">
            <text:p><text:s text:c="3"/>9,853</text:p>
          </table:table-cell>
          <table:table-cell table:style-name="ce46" office:value-type="float" office:value="1047" calcext:value-type="float">
            <text:p><text:s text:c="3"/>1,047</text:p>
          </table:table-cell>
          <table:table-cell table:style-name="ce46" office:value-type="float" office:value="1029" calcext:value-type="float">
            <text:p><text:s text:c="3"/>1,029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46" office:value-type="float" office:value="385" calcext:value-type="float">
            <text:p><text:s text:c="3"/>385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1273" calcext:value-type="float">
            <text:p><text:s text:c="3"/>11,273</text:p>
          </table:table-cell>
          <table:table-cell table:style-name="ce30" office:value-type="float" office:value="10959" calcext:value-type="float">
            <text:p><text:s text:c="3"/>10,959</text:p>
          </table:table-cell>
          <table:table-cell table:style-name="ce30" office:value-type="float" office:value="64" calcext:value-type="float">
            <text:p><text:s text:c="3"/>64</text:p>
          </table:table-cell>
          <table:table-cell table:style-name="ce30" office:value-type="float" office:value="43" calcext:value-type="float">
            <text:p><text:s text:c="3"/>43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82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1273" calcext:value-type="float">
            <text:p><text:s text:c="3"/>11,273</text:p>
          </table:table-cell>
          <table:table-cell table:style-name="ce31" office:value-type="float" office:value="9819" calcext:value-type="float">
            <text:p><text:s text:c="3"/>9,819</text:p>
          </table:table-cell>
          <table:table-cell table:style-name="ce31" office:value-type="float" office:value="1033" calcext:value-type="float">
            <text:p><text:s text:c="3"/>1,033</text:p>
          </table:table-cell>
          <table:table-cell table:style-name="ce31" office:value-type="float" office:value="1015" calcext:value-type="float">
            <text:p><text:s text:c="3"/>1,015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421" calcext:value-type="float">
            <text:p><text:s text:c="3"/>421</text:p>
          </table:table-cell>
          <table:table-cell table:style-name="ce31" office:value-type="float" office:value="385" calcext:value-type="float">
            <text:p><text:s text:c="3"/>385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9285" calcext:value-type="float">
            <text:p><text:s text:c="3"/>9,285</text:p>
          </table:table-cell>
          <table:table-cell table:style-name="ce47" office:value-type="float" office:value="9086" calcext:value-type="float">
            <text:p><text:s text:c="3"/>9,086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9285" calcext:value-type="float">
            <text:p><text:s text:c="3"/>9,285</text:p>
          </table:table-cell>
          <table:table-cell table:style-name="ce48" office:value-type="float" office:value="8060" calcext:value-type="float">
            <text:p><text:s text:c="3"/>8,060</text:p>
          </table:table-cell>
          <table:table-cell table:style-name="ce48" office:value-type="float" office:value="868" calcext:value-type="float">
            <text:p><text:s text:c="3"/>868</text:p>
          </table:table-cell>
          <table:table-cell table:style-name="ce48" office:value-type="float" office:value="853" calcext:value-type="float">
            <text:p><text:s text:c="3"/>853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337" calcext:value-type="float">
            <text:p><text:s text:c="3"/>337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087" calcext:value-type="float">
            <text:p><text:s text:c="3"/>2,087</text:p>
          </table:table-cell>
          <table:table-cell table:style-name="ce97" office:value-type="float" office:value="2013" calcext:value-type="float">
            <text:p><text:s text:c="3"/>2,01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087" calcext:value-type="float">
            <text:p><text:s text:c="3"/>2,087</text:p>
          </table:table-cell>
          <table:table-cell table:style-name="ce37" office:value-type="float" office:value="1807" calcext:value-type="float">
            <text:p><text:s text:c="3"/>1,807</text:p>
          </table:table-cell>
          <table:table-cell table:style-name="ce37" office:value-type="float" office:value="209" calcext:value-type="float">
            <text:p><text:s text:c="3"/>209</text:p>
          </table:table-cell>
          <table:table-cell table:style-name="ce37" office:value-type="float" office:value="203" calcext:value-type="float">
            <text:p><text:s text:c="3"/>2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96" calcext:value-type="float">
            <text:p><text:s text:c="3"/>196</text:p>
          </table:table-cell>
          <table:table-cell table:style-name="ce97" office:value-type="float" office:value="190" calcext:value-type="float">
            <text:p><text:s text:c="3"/>1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089" calcext:value-type="float">
            <text:p><text:s text:c="3"/>1,089</text:p>
          </table:table-cell>
          <table:table-cell table:style-name="ce97" office:value-type="float" office:value="1071" calcext:value-type="float">
            <text:p><text:s text:c="3"/>1,07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089" calcext:value-type="float">
            <text:p><text:s text:c="3"/>1,089</text:p>
          </table:table-cell>
          <table:table-cell table:style-name="ce37" office:value-type="float" office:value="946" calcext:value-type="float">
            <text:p><text:s text:c="3"/>946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66" calcext:value-type="float">
            <text:p><text:s text:c="3"/>266</text:p>
          </table:table-cell>
          <table:table-cell table:style-name="ce97" office:value-type="float" office:value="261" calcext:value-type="float">
            <text:p><text:s text:c="3"/>261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23" calcext:value-type="float">
            <text:p><text:s text:c="3"/>223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79" calcext:value-type="float">
            <text:p><text:s text:c="3"/>279</text:p>
          </table:table-cell>
          <table:table-cell table:style-name="ce97" office:value-type="float" office:value="272" calcext:value-type="float">
            <text:p><text:s text:c="3"/>27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number-columns-repeated="2"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813" calcext:value-type="float">
            <text:p><text:s text:c="3"/>813</text:p>
          </table:table-cell>
          <table:table-cell table:style-name="ce97" office:value-type="float" office:value="799" calcext:value-type="float">
            <text:p><text:s text:c="3"/>79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813" calcext:value-type="float">
            <text:p><text:s text:c="3"/>813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number-columns-repeated="2" table:style-name="ce37" office:value-type="float" office:value="60" calcext:value-type="float">
            <text:p><text:s text:c="3"/>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638" calcext:value-type="float">
            <text:p><text:s text:c="3"/>638</text:p>
          </table:table-cell>
          <table:table-cell table:style-name="ce97" office:value-type="float" office:value="628" calcext:value-type="float">
            <text:p><text:s text:c="3"/>628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580" calcext:value-type="float">
            <text:p><text:s text:c="3"/>58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31" calcext:value-type="float">
            <text:p><text:s text:c="3"/>231</text:p>
          </table:table-cell>
          <table:table-cell table:style-name="ce97" office:value-type="float" office:value="227" calcext:value-type="float">
            <text:p><text:s text:c="3"/>227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number-columns-repeated="2"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90" calcext:value-type="float">
            <text:p><text:s text:c="3"/>290</text:p>
          </table:table-cell>
          <table:table-cell table:style-name="ce97" office:value-type="float" office:value="283" calcext:value-type="float">
            <text:p><text:s text:c="3"/>28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number-columns-repeated="2"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40" calcext:value-type="float">
            <text:p><text:s text:c="3"/>240</text:p>
          </table:table-cell>
          <table:table-cell table:style-name="ce97" office:value-type="float" office:value="237" calcext:value-type="float">
            <text:p><text:s text:c="3"/>237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number-columns-repeated="2" table:style-name="ce37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5" calcext:value-type="float">
            <text:p><text:s text:c="3"/>1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31" calcext:value-type="float">
            <text:p><text:s text:c="3"/>431</text:p>
          </table:table-cell>
          <table:table-cell table:style-name="ce97" office:value-type="float" office:value="428" calcext:value-type="float">
            <text:p><text:s text:c="3"/>428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31" calcext:value-type="float">
            <text:p><text:s text:c="3"/>431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538" calcext:value-type="float">
            <text:p><text:s text:c="3"/>538</text:p>
          </table:table-cell>
          <table:table-cell table:style-name="ce97" office:value-type="float" office:value="531" calcext:value-type="float">
            <text:p><text:s text:c="3"/>53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number-columns-repeated="2" table:style-name="ce37" office:value-type="float" office:value="68" calcext:value-type="float">
            <text:p><text:s text:c="3"/>6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0" calcext:value-type="float">
            <text:p><text:s text:c="3"/>20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36" calcext:value-type="float">
            <text:p><text:s text:c="3"/>336</text:p>
          </table:table-cell>
          <table:table-cell table:style-name="ce97" office:value-type="float" office:value="333" calcext:value-type="float">
            <text:p><text:s text:c="3"/>333</text:p>
          </table:table-cell>
          <table:table-cell table:style-name="ce35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number-columns-repeated="2"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97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157" calcext:value-type="float">
            <text:p><text:s text:c="3"/>157</text:p>
          </table:table-cell>
          <table:table-cell table:style-name="ce97" office:value-type="float" office:value="151" calcext:value-type="float">
            <text:p><text:s text:c="3"/>15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number-columns-repeated="2"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9" calcext:value-type="float">
            <text:p><text:s text:c="3"/>39</text:p>
          </table:table-cell>
          <table:table-cell table:style-name="ce97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74" calcext:value-type="float">
            <text:p><text:s text:c="3"/>174</text:p>
          </table:table-cell>
          <table:table-cell table:style-name="ce97" office:value-type="float" office:value="173" calcext:value-type="float">
            <text:p><text:s text:c="3"/>17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number-columns-repeated="2"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231" calcext:value-type="float">
            <text:p><text:s text:c="3"/>231</text:p>
          </table:table-cell>
          <table:table-cell table:style-name="ce97" office:value-type="float" office:value="230" calcext:value-type="float">
            <text:p><text:s text:c="3"/>23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207" calcext:value-type="float">
            <text:p><text:s text:c="3"/>207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644" calcext:value-type="float">
            <text:p><text:s text:c="3"/>644</text:p>
          </table:table-cell>
          <table:table-cell table:style-name="ce97" office:value-type="float" office:value="631" calcext:value-type="float">
            <text:p><text:s text:c="3"/>63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644" calcext:value-type="float">
            <text:p><text:s text:c="3"/>644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97" office:value-type="float" office:value="117" calcext:value-type="float">
            <text:p><text:s text:c="3"/>1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386" calcext:value-type="float">
            <text:p><text:s text:c="3"/>386</text:p>
          </table:table-cell>
          <table:table-cell table:style-name="ce97" office:value-type="float" office:value="376" calcext:value-type="float">
            <text:p><text:s text:c="3"/>37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32" calcext:value-type="float">
            <text:p><text:s text:c="3"/>1,332</text:p>
          </table:table-cell>
          <table:table-cell table:style-name="ce49" office:value-type="float" office:value="1240" calcext:value-type="float">
            <text:p><text:s text:c="3"/>1,240</text:p>
          </table:table-cell>
          <table:table-cell table:style-name="ce3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4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32" calcext:value-type="float">
            <text:p><text:s text:c="3"/>1,332</text:p>
          </table:table-cell>
          <table:table-cell table:style-name="ce31" office:value-type="float" office:value="1175" calcext:value-type="float">
            <text:p><text:s text:c="3"/>1,175</text:p>
          </table:table-cell>
          <table:table-cell table:style-name="ce31" office:value-type="float" office:value="118" calcext:value-type="float">
            <text:p><text:s text:c="3"/>118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656" calcext:value-type="float">
            <text:p><text:s text:c="3"/>656</text:p>
          </table:table-cell>
          <table:table-cell table:style-name="ce49" office:value-type="float" office:value="633" calcext:value-type="float">
            <text:p><text:s text:c="3"/>633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656" calcext:value-type="float">
            <text:p><text:s text:c="3"/>656</text:p>
          </table:table-cell>
          <table:table-cell table:style-name="ce31" office:value-type="float" office:value="584" calcext:value-type="float">
            <text:p><text:s text:c="3"/>584</text:p>
          </table:table-cell>
          <table:table-cell table:number-columns-repeated="2" table:style-name="ce31" office:value-type="float" office:value="47" calcext:value-type="float">
            <text:p><text:s text:c="3"/>47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number-columns-repeated="2" table:style-name="ce31" office:value-type="float" office:value="14" calcext:value-type="float">
            <text:p><text:s text:c="3"/>14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5" calcext:value-type="float">
            <text:p><text:s text:c="3"/>45</text:p>
          </table:table-cell>
          <table:table-cell table:style-name="ce97" office:value-type="float" office:value="45" calcext:value-type="float">
            <text:p><text:s text:c="3"/>4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number-columns-repeated="5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99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number-columns-repeated="3" table:default-cell-style-name="ce14"/>
        <table:table-column table:style-name="co12" table:number-columns-repeated="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0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9"/>
          <table:covered-table-cell table:style-name="ce144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145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10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6"/>
          <table:table-cell table:style-name="ce93" table:number-columns-repeated="1003"/>
        </table:table-row>
        <table:table-row table:style-name="ro3">
          <table:table-cell table:style-name="ce107" office:value-type="string" calcext:value-type="string">
            <text:p>年 <text:s/>月 <text:s/>別</text:p>
          </table:table-cell>
          <table:table-cell table:style-name="ce111" office:value-type="string" calcext:value-type="string">
            <text:p>性別</text:p>
          </table:table-cell>
          <table:table-cell table:style-name="ce111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41" office:value-type="string" calcext:value-type="string" table:number-columns-spanned="3" table:number-rows-spanned="1">
            <text:p>東南亞地區</text:p>
          </table:table-cell>
          <table:covered-table-cell table:style-name="ce136"/>
          <table:covered-table-cell table:style-name="ce142"/>
          <table:table-cell table:style-name="ce13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6"/>
          <table:table-cell table:style-name="ce93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123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2" office:value-type="float" office:value="2590" calcext:value-type="float">
            <text:p><text:s text:c="3"/>2,590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2582" calcext:value-type="float">
            <text:p><text:s text:c="3"/>2,582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446" calcext:value-type="float">
            <text:p><text:s text:c="3"/>446</text:p>
          </table:table-cell>
          <table:table-cell table:style-name="ce132" office:value-type="float" office:value="2138" calcext:value-type="float">
            <text:p><text:s text:c="3"/>2,138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47" office:value-type="float" office:value="2136" calcext:value-type="float">
            <text:p><text:s text:c="3"/>2,136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2" office:value-type="float" office:value="135041" calcext:value-type="float">
            <text:p><text:s text:c="3"/>135,041</text:p>
          </table:table-cell>
          <table:table-cell table:style-name="ce124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3" office:value-type="float" office:value="6964" calcext:value-type="float">
            <text:p><text:s text:c="3"/>6,964</text:p>
          </table:table-cell>
          <table:table-cell table:style-name="ce133" office:value-type="float" office:value="154" calcext:value-type="float">
            <text:p><text:s text:c="3"/>154</text:p>
          </table:table-cell>
          <table:table-cell table:style-name="ce133" office:value-type="float" office:value="6810" calcext:value-type="float">
            <text:p><text:s text:c="3"/>6,810</text:p>
          </table:table-cell>
          <table:table-cell table:style-name="ce133" office:value-type="float" office:value="6500" calcext:value-type="float">
            <text:p><text:s text:c="3"/>6,500</text:p>
          </table:table-cell>
          <table:table-cell table:style-name="ce133" office:value-type="float" office:value="153" calcext:value-type="float">
            <text:p><text:s text:c="3"/>153</text:p>
          </table:table-cell>
          <table:table-cell table:style-name="ce133" office:value-type="float" office:value="6347" calcext:value-type="float">
            <text:p><text:s text:c="3"/>6,347</text:p>
          </table:table-cell>
          <table:table-cell table:style-name="ce133" office:value-type="float" office:value="464" calcext:value-type="float">
            <text:p><text:s text:c="3"/>46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8" office:value-type="float" office:value="463" calcext:value-type="float">
            <text:p><text:s text:c="3"/>46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113" office:value-type="float" office:value="14198" calcext:value-type="float">
            <text:p><text:s text:c="3"/>14,198</text:p>
          </table:table-cell>
          <table:table-cell table:style-name="ce125" office:value-type="float" office:value="13883" calcext:value-type="float">
            <text:p><text:s text:c="3"/>13,883</text:p>
          </table:table-cell>
          <table:table-cell table:style-name="ce35" office:value-type="float" office:value="13881" calcext:value-type="float">
            <text:p><text:s text:c="3"/>13,88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34" office:value-type="float" office:value="246" calcext:value-type="float">
            <text:p><text:s text:c="3"/>246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46" calcext:value-type="float">
            <text:p><text:s text:c="3"/>246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212" calcext:value-type="float">
            <text:p><text:s text:c="3"/>212</text:p>
          </table:table-cell>
          <table:table-cell table:style-name="ce134" office:value-type="float" office:value="0" calcext:value-type="float">
            <text:p>—</text:p>
          </table:table-cell>
          <table:table-cell table:style-name="ce149" office:value-type="float" office:value="203" calcext:value-type="float">
            <text:p><text:s text:c="3"/>20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4" office:value-type="float" office:value="14198" calcext:value-type="float">
            <text:p><text:s text:c="3"/>14,198</text:p>
          </table:table-cell>
          <table:table-cell table:style-name="ce126" office:value-type="float" office:value="12647" calcext:value-type="float">
            <text:p><text:s text:c="3"/>12,647</text:p>
          </table:table-cell>
          <table:table-cell table:style-name="ce37" office:value-type="float" office:value="12647" calcext:value-type="float">
            <text:p><text:s text:c="3"/>12,64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48" calcext:value-type="float">
            <text:p><text:s text:c="3"/>1,04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35" office:value-type="float" office:value="480" calcext:value-type="float">
            <text:p><text:s text:c="3"/>480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437" calcext:value-type="float">
            <text:p><text:s text:c="3"/>437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08" calcext:value-type="float">
            <text:p><text:s text:c="3"/>408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13" office:value-type="float" office:value="16330" calcext:value-type="float">
            <text:p><text:s text:c="3"/>16,330</text:p>
          </table:table-cell>
          <table:table-cell table:style-name="ce125" office:value-type="float" office:value="16053" calcext:value-type="float">
            <text:p><text:s text:c="3"/>16,053</text:p>
          </table:table-cell>
          <table:table-cell table:style-name="ce35" office:value-type="float" office:value="16053" calcext:value-type="float">
            <text:p><text:s text:c="3"/>16,05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195" calcext:value-type="float">
            <text:p><text:s text:c="3"/>195</text:p>
          </table:table-cell>
          <table:table-cell table:style-name="ce134" office:value-type="float" office:value="0" calcext:value-type="float">
            <text:p>—</text:p>
          </table:table-cell>
          <table:table-cell table:style-name="ce149" office:value-type="float" office:value="212" calcext:value-type="float">
            <text:p><text:s text:c="3"/>212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4" office:value-type="float" office:value="16330" calcext:value-type="float">
            <text:p><text:s text:c="3"/>16,330</text:p>
          </table:table-cell>
          <table:table-cell table:style-name="ce126" office:value-type="float" office:value="14853" calcext:value-type="float">
            <text:p><text:s text:c="3"/>14,853</text:p>
          </table:table-cell>
          <table:table-cell table:style-name="ce37" office:value-type="float" office:value="14851" calcext:value-type="float">
            <text:p><text:s text:c="3"/>14,8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5" office:value-type="float" office:value="440" calcext:value-type="float">
            <text:p><text:s text:c="3"/>440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392" calcext:value-type="float">
            <text:p><text:s text:c="3"/>392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56" calcext:value-type="float">
            <text:p><text:s text:c="3"/>356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22048" calcext:value-type="float">
            <text:p><text:s text:c="3"/>22,048</text:p>
          </table:table-cell>
          <table:table-cell table:style-name="ce125" office:value-type="float" office:value="21676" calcext:value-type="float">
            <text:p><text:s text:c="3"/>21,676</text:p>
          </table:table-cell>
          <table:table-cell table:style-name="ce35" office:value-type="float" office:value="21672" calcext:value-type="float">
            <text:p><text:s text:c="3"/>21,67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34" office:value-type="float" office:value="305" calcext:value-type="float">
            <text:p><text:s text:c="3"/>305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51" office:value-type="float" office:value="260" calcext:value-type="float">
            <text:p><text:s text:c="3"/>26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22048" calcext:value-type="float">
            <text:p><text:s text:c="3"/>22,048</text:p>
          </table:table-cell>
          <table:table-cell table:style-name="ce126" office:value-type="float" office:value="20296" calcext:value-type="float">
            <text:p><text:s text:c="3"/>20,296</text:p>
          </table:table-cell>
          <table:table-cell table:style-name="ce37" office:value-type="float" office:value="20296" calcext:value-type="float">
            <text:p><text:s text:c="3"/>20,29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95" calcext:value-type="float">
            <text:p><text:s text:c="3"/>1,09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49" calcext:value-type="float">
            <text:p><text:s text:c="3"/>1,049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5" office:value-type="float" office:value="628" calcext:value-type="float">
            <text:p><text:s text:c="3"/>628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580" calcext:value-type="float">
            <text:p><text:s text:c="3"/>580</text:p>
          </table:table-cell>
          <table:table-cell table:style-name="ce135" office:value-type="float" office:value="573" calcext:value-type="float">
            <text:p><text:s text:c="3"/>573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525" calcext:value-type="float">
            <text:p><text:s text:c="3"/>525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0" calcext:value-type="float">
            <text:p>—</text:p>
          </table:table-cell>
          <table:table-cell table:style-name="ce152" office:value-type="float" office:value="55" calcext:value-type="float">
            <text:p><text:s text:c="3"/>55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7" office:value-type="float" office:value="92965" calcext:value-type="float">
            <text:p><text:s text:c="3"/>92,965</text:p>
          </table:table-cell>
          <table:table-cell table:style-name="ce117" office:value-type="float" office:value="89943" calcext:value-type="float">
            <text:p><text:s text:c="3"/>89,943</text:p>
          </table:table-cell>
          <table:table-cell table:style-name="ce117" office:value-type="float" office:value="89919" calcext:value-type="float">
            <text:p><text:s text:c="3"/>89,919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17" office:value-type="float" office:value="363" calcext:value-type="float">
            <text:p><text:s text:c="3"/>363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7" office:value-type="float" office:value="355" calcext:value-type="float">
            <text:p><text:s text:c="3"/>355</text:p>
          </table:table-cell>
          <table:table-cell table:style-name="ce117" office:value-type="float" office:value="204" calcext:value-type="float">
            <text:p><text:s text:c="3"/>20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117" office:value-type="float" office:value="198" calcext:value-type="float">
            <text:p><text:s text:c="3"/>198</text:p>
          </table:table-cell>
          <table:table-cell table:style-name="ce117" office:value-type="float" office:value="2455" calcext:value-type="float">
            <text:p><text:s text:c="3"/>2,455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448" calcext:value-type="float">
            <text:p><text:s text:c="3"/>2,448</text:p>
          </table:table-cell>
          <table:table-cell table:style-name="ce137" office:value-type="float" office:value="419" calcext:value-type="float">
            <text:p><text:s text:c="3"/>41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13" calcext:value-type="float">
            <text:p><text:s text:c="3"/>413</text:p>
          </table:table-cell>
          <table:table-cell table:style-name="ce137" office:value-type="float" office:value="2036" calcext:value-type="float">
            <text:p><text:s text:c="3"/>2,03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3" office:value-type="float" office:value="2035" calcext:value-type="float">
            <text:p><text:s text:c="3"/>2,035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月止</text:p>
          </table:table-cell>
          <table:table-cell table:style-name="ce22" office:value-type="string" calcext:value-type="string">
            <text:p>新娘</text:p>
          </table:table-cell>
          <table:table-cell table:style-name="ce118" office:value-type="float" office:value="92965" calcext:value-type="float">
            <text:p><text:s text:c="3"/>92,965</text:p>
          </table:table-cell>
          <table:table-cell table:style-name="ce118" office:value-type="float" office:value="77806" calcext:value-type="float">
            <text:p><text:s text:c="3"/>77,806</text:p>
          </table:table-cell>
          <table:table-cell table:style-name="ce118" office:value-type="float" office:value="77784" calcext:value-type="float">
            <text:p><text:s text:c="3"/>77,784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style-name="ce118" office:value-type="float" office:value="10178" calcext:value-type="float">
            <text:p><text:s text:c="3"/>10,178</text:p>
          </table:table-cell>
          <table:table-cell table:style-name="ce118" office:value-type="float" office:value="424" calcext:value-type="float">
            <text:p><text:s text:c="3"/>424</text:p>
          </table:table-cell>
          <table:table-cell table:style-name="ce118" office:value-type="float" office:value="9754" calcext:value-type="float">
            <text:p><text:s text:c="3"/>9,754</text:p>
          </table:table-cell>
          <table:table-cell table:style-name="ce118" office:value-type="float" office:value="216" calcext:value-type="float">
            <text:p><text:s text:c="3"/>216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8" office:value-type="float" office:value="210" calcext:value-type="float">
            <text:p><text:s text:c="3"/>210</text:p>
          </table:table-cell>
          <table:table-cell table:style-name="ce118" office:value-type="float" office:value="4765" calcext:value-type="float">
            <text:p><text:s text:c="3"/>4,765</text:p>
          </table:table-cell>
          <table:table-cell table:style-name="ce138" office:value-type="float" office:value="339" calcext:value-type="float">
            <text:p><text:s text:c="3"/>339</text:p>
          </table:table-cell>
          <table:table-cell table:style-name="ce138" office:value-type="float" office:value="4426" calcext:value-type="float">
            <text:p><text:s text:c="3"/>4,426</text:p>
          </table:table-cell>
          <table:table-cell table:style-name="ce138" office:value-type="float" office:value="4373" calcext:value-type="float">
            <text:p><text:s text:c="3"/>4,373</text:p>
          </table:table-cell>
          <table:table-cell table:style-name="ce138" office:value-type="float" office:value="337" calcext:value-type="float">
            <text:p><text:s text:c="3"/>337</text:p>
          </table:table-cell>
          <table:table-cell table:style-name="ce138" office:value-type="float" office:value="4036" calcext:value-type="float">
            <text:p><text:s text:c="3"/>4,036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54" office:value-type="float" office:value="390" calcext:value-type="float">
            <text:p><text:s text:c="3"/>39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15166" calcext:value-type="float">
            <text:p><text:s text:c="3"/>15,166</text:p>
          </table:table-cell>
          <table:table-cell table:style-name="ce125" office:value-type="float" office:value="14872" calcext:value-type="float">
            <text:p><text:s text:c="3"/>14,872</text:p>
          </table:table-cell>
          <table:table-cell table:style-name="ce35" office:value-type="float" office:value="14870" calcext:value-type="float">
            <text:p><text:s text:c="3"/>14,8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237" calcext:value-type="float">
            <text:p><text:s text:c="3"/>23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36" calcext:value-type="float">
            <text:p><text:s text:c="3"/>236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198" calcext:value-type="float">
            <text:p><text:s text:c="3"/>198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198" calcext:value-type="float">
            <text:p><text:s text:c="3"/>198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15166" calcext:value-type="float">
            <text:p><text:s text:c="3"/>15,166</text:p>
          </table:table-cell>
          <table:table-cell table:style-name="ce126" office:value-type="float" office:value="13587" calcext:value-type="float">
            <text:p><text:s text:c="3"/>13,587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49" calcext:value-type="float">
            <text:p><text:s text:c="3"/>1,1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1" calcext:value-type="float">
            <text:p><text:s text:c="3"/>21</text:p>
          </table:table-cell>
          <table:table-cell table:style-name="ce135" office:value-type="float" office:value="408" calcext:value-type="float">
            <text:p><text:s text:c="3"/>408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364" calcext:value-type="float">
            <text:p><text:s text:c="3"/>364</text:p>
          </table:table-cell>
          <table:table-cell table:style-name="ce140" office:value-type="float" office:value="374" calcext:value-type="float">
            <text:p><text:s text:c="3"/>374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330" calcext:value-type="float">
            <text:p><text:s text:c="3"/>330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34" calcext:value-type="float">
            <text:p><text:s text:c="3"/>34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9137" calcext:value-type="float">
            <text:p><text:s text:c="3"/>9,137</text:p>
          </table:table-cell>
          <table:table-cell table:style-name="ce125" office:value-type="float" office:value="8806" calcext:value-type="float">
            <text:p><text:s text:c="3"/>8,806</text:p>
          </table:table-cell>
          <table:table-cell table:style-name="ce35" office:value-type="float" office:value="8805" calcext:value-type="float">
            <text:p><text:s text:c="3"/>8,80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61" calcext:value-type="float">
            <text:p><text:s text:c="3"/>26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210" calcext:value-type="float">
            <text:p><text:s text:c="3"/>210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210" calcext:value-type="float">
            <text:p><text:s text:c="3"/>21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9137" calcext:value-type="float">
            <text:p><text:s text:c="3"/>9,137</text:p>
          </table:table-cell>
          <table:table-cell table:style-name="ce126" office:value-type="float" office:value="7670" calcext:value-type="float">
            <text:p><text:s text:c="3"/>7,670</text:p>
          </table:table-cell>
          <table:table-cell table:style-name="ce37" office:value-type="float" office:value="7667" calcext:value-type="float">
            <text:p><text:s text:c="3"/>7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399" calcext:value-type="float">
            <text:p><text:s text:c="3"/>399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363" calcext:value-type="float">
            <text:p><text:s text:c="3"/>363</text:p>
          </table:table-cell>
          <table:table-cell table:style-name="ce140" office:value-type="float" office:value="349" calcext:value-type="float">
            <text:p><text:s text:c="3"/>349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313" calcext:value-type="float">
            <text:p><text:s text:c="3"/>313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11634" calcext:value-type="float">
            <text:p><text:s text:c="3"/>11,634</text:p>
          </table:table-cell>
          <table:table-cell table:style-name="ce125" office:value-type="float" office:value="11303" calcext:value-type="float">
            <text:p><text:s text:c="3"/>11,303</text:p>
          </table:table-cell>
          <table:table-cell table:style-name="ce35" office:value-type="float" office:value="11301" calcext:value-type="float">
            <text:p><text:s text:c="3"/>11,30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283" calcext:value-type="float">
            <text:p><text:s text:c="3"/>28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83" calcext:value-type="float">
            <text:p><text:s text:c="3"/>283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228" calcext:value-type="float">
            <text:p><text:s text:c="3"/>228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228" calcext:value-type="float">
            <text:p><text:s text:c="3"/>228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11634" calcext:value-type="float">
            <text:p><text:s text:c="3"/>11,634</text:p>
          </table:table-cell>
          <table:table-cell table:style-name="ce126" office:value-type="float" office:value="10031" calcext:value-type="float">
            <text:p><text:s text:c="3"/>10,031</text:p>
          </table:table-cell>
          <table:table-cell table:style-name="ce37" office:value-type="float" office:value="10027" calcext:value-type="float">
            <text:p><text:s text:c="3"/>10,0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982" calcext:value-type="float">
            <text:p><text:s text:c="3"/>982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516" calcext:value-type="float">
            <text:p><text:s text:c="3"/>516</text:p>
          </table:table-cell>
          <table:table-cell table:style-name="ce140" office:value-type="float" office:value="511" calcext:value-type="float">
            <text:p><text:s text:c="3"/>511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477" calcext:value-type="float">
            <text:p><text:s text:c="3"/>477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39" calcext:value-type="float">
            <text:p><text:s text:c="3"/>39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8597" calcext:value-type="float">
            <text:p><text:s text:c="3"/>8,597</text:p>
          </table:table-cell>
          <table:table-cell table:style-name="ce125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34" office:value-type="float" office:value="242" calcext:value-type="float">
            <text:p><text:s text:c="3"/>24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41" calcext:value-type="float">
            <text:p><text:s text:c="3"/>241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205" calcext:value-type="float">
            <text:p><text:s text:c="3"/>205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205" calcext:value-type="float">
            <text:p><text:s text:c="3"/>205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8597" calcext:value-type="float">
            <text:p><text:s text:c="3"/>8,597</text:p>
          </table:table-cell>
          <table:table-cell table:style-name="ce126" office:value-type="float" office:value="7080" calcext:value-type="float">
            <text:p><text:s text:c="3"/>7,080</text:p>
          </table:table-cell>
          <table:table-cell table:style-name="ce37" office:value-type="float" office:value="7077" calcext:value-type="float">
            <text:p><text:s text:c="3"/>7,07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932" calcext:value-type="float">
            <text:p><text:s text:c="3"/>932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521" calcext:value-type="float">
            <text:p><text:s text:c="3"/>521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496" calcext:value-type="float">
            <text:p><text:s text:c="3"/>496</text:p>
          </table:table-cell>
          <table:table-cell table:style-name="ce140" office:value-type="float" office:value="469" calcext:value-type="float">
            <text:p><text:s text:c="3"/>469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444" calcext:value-type="float">
            <text:p><text:s text:c="3"/>444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9132" calcext:value-type="float">
            <text:p><text:s text:c="3"/>9,132</text:p>
          </table:table-cell>
          <table:table-cell table:style-name="ce125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29" calcext:value-type="float">
            <text:p><text:s text:c="3"/>229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194" calcext:value-type="float">
            <text:p><text:s text:c="3"/>194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194" calcext:value-type="float">
            <text:p><text:s text:c="3"/>194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9132" calcext:value-type="float">
            <text:p><text:s text:c="3"/>9,132</text:p>
          </table:table-cell>
          <table:table-cell table:style-name="ce126" office:value-type="float" office:value="7783" calcext:value-type="float">
            <text:p><text:s text:c="3"/>7,783</text:p>
          </table:table-cell>
          <table:table-cell table:style-name="ce37" office:value-type="float" office:value="7781" calcext:value-type="float">
            <text:p><text:s text:c="3"/>7,7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479" calcext:value-type="float">
            <text:p><text:s text:c="3"/>47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451" calcext:value-type="float">
            <text:p><text:s text:c="3"/>451</text:p>
          </table:table-cell>
          <table:table-cell table:style-name="ce140" office:value-type="float" office:value="445" calcext:value-type="float">
            <text:p><text:s text:c="3"/>445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418" calcext:value-type="float">
            <text:p><text:s text:c="3"/>418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8255" calcext:value-type="float">
            <text:p><text:s text:c="3"/>8,255</text:p>
          </table:table-cell>
          <table:table-cell table:style-name="ce125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76" calcext:value-type="float">
            <text:p><text:s text:c="3"/>27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75" calcext:value-type="float">
            <text:p><text:s text:c="3"/>275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233" calcext:value-type="float">
            <text:p><text:s text:c="3"/>233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8255" calcext:value-type="float">
            <text:p><text:s text:c="3"/>8,255</text:p>
          </table:table-cell>
          <table:table-cell table:style-name="ce126" office:value-type="float" office:value="6670" calcext:value-type="float">
            <text:p><text:s text:c="3"/>6,670</text:p>
          </table:table-cell>
          <table:table-cell table:style-name="ce37" office:value-type="float" office:value="6667" calcext:value-type="float">
            <text:p><text:s text:c="3"/>6,6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527" calcext:value-type="float">
            <text:p><text:s text:c="3"/>527</text:p>
          </table:table-cell>
          <table:table-cell table:style-name="ce140" office:value-type="float" office:value="526" calcext:value-type="float">
            <text:p><text:s text:c="3"/>526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493" calcext:value-type="float">
            <text:p><text:s text:c="3"/>493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34" calcext:value-type="float">
            <text:p><text:s text:c="3"/>34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6771" calcext:value-type="float">
            <text:p><text:s text:c="3"/>6,771</text:p>
          </table:table-cell>
          <table:table-cell table:style-name="ce125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34" office:value-type="float" office:value="230" calcext:value-type="float">
            <text:p><text:s text:c="3"/>230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30" calcext:value-type="float">
            <text:p><text:s text:c="3"/>230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197" calcext:value-type="float">
            <text:p><text:s text:c="3"/>197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197" calcext:value-type="float">
            <text:p><text:s text:c="3"/>197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6771" calcext:value-type="float">
            <text:p><text:s text:c="3"/>6,771</text:p>
          </table:table-cell>
          <table:table-cell table:style-name="ce126" office:value-type="float" office:value="5198" calcext:value-type="float">
            <text:p><text:s text:c="3"/>5,198</text:p>
          </table:table-cell>
          <table:table-cell table:style-name="ce37" office:value-type="float" office:value="5197" calcext:value-type="float">
            <text:p><text:s text:c="3"/>5,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505" calcext:value-type="float">
            <text:p><text:s text:c="3"/>505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472" calcext:value-type="float">
            <text:p><text:s text:c="3"/>472</text:p>
          </table:table-cell>
          <table:table-cell table:style-name="ce140" office:value-type="float" office:value="461" calcext:value-type="float">
            <text:p><text:s text:c="3"/>461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429" calcext:value-type="float">
            <text:p><text:s text:c="3"/>429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6614" calcext:value-type="float">
            <text:p><text:s text:c="3"/>6,614</text:p>
          </table:table-cell>
          <table:table-cell table:style-name="ce125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220" calcext:value-type="float">
            <text:p><text:s text:c="3"/>220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20" calcext:value-type="float">
            <text:p><text:s text:c="3"/>220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183" calcext:value-type="float">
            <text:p><text:s text:c="3"/>183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183" calcext:value-type="float">
            <text:p><text:s text:c="3"/>183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6614" calcext:value-type="float">
            <text:p><text:s text:c="3"/>6,614</text:p>
          </table:table-cell>
          <table:table-cell table:style-name="ce126" office:value-type="float" office:value="5114" calcext:value-type="float">
            <text:p><text:s text:c="3"/>5,114</text:p>
          </table:table-cell>
          <table:table-cell table:style-name="ce37" office:value-type="float" office:value="5114" calcext:value-type="float">
            <text:p><text:s text:c="3"/>5,1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970" calcext:value-type="float">
            <text:p><text:s text:c="3"/>970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472" calcext:value-type="float">
            <text:p><text:s text:c="3"/>472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445" calcext:value-type="float">
            <text:p><text:s text:c="3"/>445</text:p>
          </table:table-cell>
          <table:table-cell table:style-name="ce140" office:value-type="float" office:value="432" calcext:value-type="float">
            <text:p><text:s text:c="3"/>432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405" calcext:value-type="float">
            <text:p><text:s text:c="3"/>405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6338" calcext:value-type="float">
            <text:p><text:s text:c="3"/>6,338</text:p>
          </table:table-cell>
          <table:table-cell table:style-name="ce125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25" calcext:value-type="float">
            <text:p><text:s text:c="3"/>22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25" calcext:value-type="float">
            <text:p><text:s text:c="3"/>225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188" calcext:value-type="float">
            <text:p><text:s text:c="3"/>188</text:p>
          </table:table-cell>
          <table:table-cell table:style-name="ce139" office:value-type="float" office:value="0" calcext:value-type="float">
            <text:p>—</text:p>
          </table:table-cell>
          <table:table-cell table:style-name="ce155" office:value-type="float" office:value="188" calcext:value-type="float">
            <text:p><text:s text:c="3"/>188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6338" calcext:value-type="float">
            <text:p><text:s text:c="3"/>6,338</text:p>
          </table:table-cell>
          <table:table-cell table:style-name="ce126" office:value-type="float" office:value="4820" calcext:value-type="float">
            <text:p><text:s text:c="3"/>4,820</text:p>
          </table:table-cell>
          <table:table-cell table:style-name="ce37" office:value-type="float" office:value="4815" calcext:value-type="float">
            <text:p><text:s text:c="3"/>4,8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5" office:value-type="float" office:value="450" calcext:value-type="float">
            <text:p><text:s text:c="3"/>450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423" calcext:value-type="float">
            <text:p><text:s text:c="3"/>423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394" calcext:value-type="float">
            <text:p><text:s text:c="3"/>394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0" office:value-type="float" office:value="0" calcext:value-type="float">
            <text:p>—</text:p>
          </table:table-cell>
          <table:table-cell table:style-name="ce156" office:value-type="float" office:value="29" calcext:value-type="float">
            <text:p><text:s text:c="3"/>29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15" office:value-type="float" office:value="11321" calcext:value-type="float">
            <text:p><text:s text:c="3"/>11,321</text:p>
          </table:table-cell>
          <table:table-cell table:style-name="ce125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34" office:value-type="float" office:value="250" calcext:value-type="float">
            <text:p><text:s text:c="3"/>25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50" calcext:value-type="float">
            <text:p><text:s text:c="3"/>5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34" office:value-type="float" office:value="200" calcext:value-type="float">
            <text:p><text:s text:c="3"/>20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199" calcext:value-type="float">
            <text:p><text:s text:c="3"/>199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116" office:value-type="float" office:value="11321" calcext:value-type="float">
            <text:p><text:s text:c="3"/>11,321</text:p>
          </table:table-cell>
          <table:table-cell table:style-name="ce126" office:value-type="float" office:value="9853" calcext:value-type="float">
            <text:p><text:s text:c="3"/>9,853</text:p>
          </table:table-cell>
          <table:table-cell table:style-name="ce37" office:value-type="float" office:value="9853" calcext:value-type="float">
            <text:p><text:s text:c="3"/>9,8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29" calcext:value-type="float">
            <text:p><text:s text:c="3"/>1,029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369" calcext:value-type="float">
            <text:p><text:s text:c="3"/>369</text:p>
          </table:table-cell>
          <table:table-cell table:style-name="ce135" office:value-type="float" office:value="385" calcext:value-type="float">
            <text:p><text:s text:c="3"/>385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333" calcext:value-type="float">
            <text:p><text:s text:c="3"/>333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0" calcext:value-type="float">
            <text:p>—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20"/>
          <table:table-cell table:style-name="ce94" table:number-columns-repeated="30"/>
          <table:table-cell table:style-name="ce157" table:number-columns-repeated="8"/>
          <table:table-cell table:number-columns-repeated="964"/>
        </table:table-row>
        <table:table-row table:style-name="ro5">
          <table:table-cell table:style-name="ce108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19"/>
          <table:table-cell table:style-name="ce120" table:number-columns-repeated="3"/>
          <table:table-cell table:style-name="ce127" table:number-columns-repeated="4"/>
          <table:table-cell table:style-name="ce128" table:number-columns-spanned="2" table:number-rows-spanned="1"/>
          <table:covered-table-cell table:style-name="ce128"/>
          <table:table-cell table:style-name="ce120" table:number-columns-repeated="4"/>
          <table:table-cell office:value-type="string" calcext:value-type="string">
            <text:p> <text:span text:style-name="T6">       內政部戶政司 民國98年11月6日編製</text:span></text:p>
          </table:table-cell>
          <table:table-cell/>
          <table:table-cell table:style-name="ce15"/>
          <table:table-cell table:style-name="ce143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08" office:value-type="string" calcext:value-type="string">
            <text:p>     <text:s/>2.本國籍未設籍欄位係指臺灣地區無戶籍國民。</text:p>
          </table:table-cell>
          <table:table-cell/>
          <table:table-cell table:style-name="ce120" table:number-columns-repeated="2"/>
          <table:table-cell table:style-name="ce121" table:number-columns-repeated="2"/>
          <table:table-cell table:style-name="ce120" table:number-columns-repeated="16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1"/>
          <table:table-cell table:style-name="ce120" table:number-columns-repeated="19"/>
          <table:table-cell table:style-name="ce94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2"/>
          <table:table-cell table:style-name="ce120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1"/>
          <table:table-cell table:style-name="ce120" table:number-columns-repeated="19"/>
          <table:table-cell table:style-name="ce94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0" table:number-columns-repeated="20"/>
          <table:table-cell table:style-name="ce94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10mm" style:first-page-number="continue" style:scale-to="78%" style:table-centering="horizontal" style:writing-mode="lr-tb"/>
      <style:header-style>
        <style:header-footer-properties fo:min-height="7.5mm" fo:margin-left="10.99mm" fo:margin-right="9mm" fo:margin-bottom="0mm"/>
      </style:header-style>
      <style:footer-style>
        <style:header-footer-properties fo:min-height="7.5mm" fo:margin-left="10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44:31</meta:creation-date>
    <dc:creator>user</dc:creator>
    <dc:date>2009-12-07T18:32:03</dc:date>
    <meta:print-date>2009-12-07T17:45:17</meta:print-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